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6.27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36"/>
    <style:style style:name="ce15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6" style:family="table-cell" style:parent-style-name="Default" style:data-style-name="N0"/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7" style:family="table-cell" style:parent-style-name="Default" style:data-style-name="N49">
      <style:text-properties fo:font-size="12pt" style:font-size-asian="12pt" style:font-size-complex="12pt"/>
    </style:style>
    <style:style style:name="ce28" style:family="table-cell" style:parent-style-name="Default" style:data-style-name="N49"/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36"/>
    <style:style style:name="ce23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4" style:family="table-cell" style:parent-style-name="Default" style:data-style-name="N0"/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9" style:family="table-cell" style:parent-style-name="Default" style:data-style-name="N49">
      <style:text-properties fo:font-size="12pt" style:font-size-asian="12pt" style:font-size-complex="12pt"/>
    </style:style>
    <style:style style:name="ce3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9"/>
        <table:table-column table:style-name="co2" table:default-cell-style-name="ce19"/>
        <table:table-column table:style-name="co1" table:default-cell-style-name="ce19"/>
        <table:table-column table:style-name="co3" table:default-cell-style-name="ce19"/>
        <table:table-column table:style-name="co1" table:number-columns-repeated="1019" table:default-cell-style-name="ce19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20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0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20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20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20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29" calcext:value-type="float">
            <text:p>4029</text:p>
          </table:table-cell>
          <table:table-cell office:value-type="float" office:value="-485" calcext:value-type="float">
            <text:p>-485</text:p>
          </table:table-cell>
          <table:table-cell office:value-type="float" office:value="-3500" calcext:value-type="float">
            <text:p>-3500</text:p>
          </table:table-cell>
          <table:table-cell table:formula="of:=SUM([.B10:.D10])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0])" office:value-type="float" office:value="-7300" calcext:value-type="float">
            <text:p>-7300</text:p>
          </table:table-cell>
          <table:table-cell table:formula="of:=SUM([.E2:.E10])" office:value-type="float" office:value="74" calcext:value-type="float">
            <text:p>74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1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1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3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1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22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22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4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9"/>
        <table:table-column table:style-name="co15" table:default-cell-style-name="ce29"/>
        <table:table-column table:style-name="co16" table:default-cell-style-name="ce19"/>
        <table:table-column table:style-name="co1" table:number-columns-repeated="1021" table:default-cell-style-name="ce19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4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7:.C41])" office:value-type="float" office:value="1389.55" calcext:value-type="float">
            <text:p>1389.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SUM([.C44:.C61])" office:value-type="float" office:value="2180.4" calcext:value-type="float">
            <text:p>2180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64:.C70])" office:value-type="float" office:value="444.76" calcext:value-type="float">
            <text:p>444.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4" table:formula="of:=SUM([.C3:.C76])" office:value-type="float" office:value="4029.71" calcext:value-type="float">
            <text:p>4029.7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1:.C85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7];[.C86])" office:value-type="float" office:value="3544.43" calcext:value-type="float">
            <text:p>3544.43</text:p>
          </table:table-cell>
          <table:table-cell table:number-columns-repeated="6"/>
        </table:table-row>
        <table:table-row table:style-name="ro2" table:number-rows-repeated="104847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5" table:style-name="ta1">
        <table:table-column table:style-name="co18" table:default-cell-style-name="Default"/>
        <table:table-column table:style-name="co1" table:number-columns-repeated="7" table:default-cell-style-name="Default"/>
        <table:table-row table:style-name="ro2">
          <table:table-cell/>
          <table:table-cell table:style-name="ce30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30" office:value-type="date" office:date-value="2025-01-01" calcext:value-type="date">
            <text:p>2025-01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30" office:value-type="date" office:date-value="2025-02-01" calcext:value-type="date">
            <text:p>2025-02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30" office:value-type="date" office:date-value="2025-02-28" calcext:value-type="date">
            <text:p>2025-02-28</text:p>
          </table:table-cell>
          <table:table-cell office:value-type="float" office:value="13.64" calcext:value-type="float">
            <text:p>13.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30" office:value-type="date" office:date-value="2025-04-01" calcext:value-type="date">
            <text:p>2025-04-01</text:p>
          </table:table-cell>
          <table:table-cell office:value-type="float" office:value="16.09" calcext:value-type="float">
            <text:p>16.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30" office:value-type="date" office:date-value="2025-05-01" calcext:value-type="date">
            <text:p>2025-05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table:style-name="ce30" office:value-type="date" office:date-value="2025-01-02" calcext:value-type="date">
            <text:p>2025-01-02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table:style-name="ce30" office:value-type="date" office:date-value="2025-02-02" calcext:value-type="date">
            <text:p>2025-02-02</text:p>
          </table:table-cell>
          <table:table-cell office:value-type="float" office:value="0.13" calcext:value-type="float">
            <text:p>0.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table:style-name="ce30" office:value-type="date" office:date-value="2025-03-01" calcext:value-type="date">
            <text:p>2025-03-01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table:style-name="ce30" office:value-type="date" office:date-value="2025-04-02" calcext:value-type="date">
            <text:p>2025-04-02</text:p>
          </table:table-cell>
          <table:table-cell office:value-type="float" office:value="0.24" calcext:value-type="float">
            <text:p>0.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table:style-name="ce30" office:value-type="date" office:date-value="2025-05-03" calcext:value-type="date">
            <text:p>2025-05-03</text:p>
          </table:table-cell>
          <table:table-cell office:value-type="float" office:value="0.18" calcext:value-type="float">
            <text:p>0.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p.ms</text:p>
          </table:table-cell>
          <table:table-cell table:style-name="ce30" office:value-type="date" office:date-value="2025-01-08" calcext:value-type="date">
            <text:p>2025-01-0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prc</text:p>
          </table:table-cell>
          <table:table-cell table:style-name="ce30" office:value-type="date" office:date-value="2025-03-31" calcext:value-type="date">
            <text:p>2025-03-31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p.ms</text:p>
          </table:table-cell>
          <table:table-cell table:style-name="ce30" office:value-type="date" office:date-value="2025-04-14" calcext:value-type="date">
            <text:p>2025-04-14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ai</text:p>
          </table:table-cell>
          <table:table-cell table:style-name="ce30" office:value-type="date" office:date-value="2025-03-19" calcext:value-type="date">
            <text:p>2025-03-1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praypaint</text:p>
          </table:table-cell>
          <table:table-cell table:style-name="ce30" office:value-type="date" office:date-value="2025-04-16" calcext:value-type="date">
            <text:p>2025-04-1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table:style-name="ce30" office:value-type="date" office:date-value="2025-04-25" calcext:value-type="date">
            <text:p>2025-04-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table:style-name="ce30" office:value-type="date" office:date-value="2025-05-01" calcext:value-type="date">
            <text:p>2025-05-01</text:p>
          </table:table-cell>
          <table:table-cell office:value-type="float" office:value="51.95" calcext:value-type="float">
            <text:p>51.9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table:style-name="ce30" office:value-type="date" office:date-value="2025-04-28" calcext:value-type="date">
            <text:p>2025-04-28</text:p>
          </table:table-cell>
          <table:table-cell office:value-type="float" office:value="19.94" calcext:value-type="float">
            <text:p>19.94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table:style-name="ce30" office:value-type="date" office:date-value="2025-05-02" calcext:value-type="date">
            <text:p>2025-05-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acc arts3c</text:p>
          </table:table-cell>
          <table:table-cell office:value-type="string" calcext:value-type="string">
            <text:p>2025-0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ap</text:p>
          </table:table-cell>
          <table:table-cell office:value-type="string" calcext:value-type="string">
            <text:p>2025-04</text:p>
          </table:table-cell>
          <table:table-cell office:value-type="float" office:value="72.7" calcext:value-type="float">
            <text:p>72.7</text:p>
          </table:table-cell>
          <table:table-cell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formula="of:=SUM([.C1:.C35])" office:value-type="float" office:value="796.83" calcext:value-type="float">
            <text:p>796.83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preadshirt</text:p>
          </table:table-cell>
          <table:table-cell table:style-name="ce30" office:value-type="date" office:date-value="2025-02-19" calcext:value-type="date">
            <text:p>2025-02-19</text:p>
          </table:table-cell>
          <table:table-cell office:value-type="float" office:value="-26" calcext:value-type="float">
            <text:p>-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cc arts3c</text:p>
          </table:table-cell>
          <table:table-cell office:value-type="string" calcext:value-type="string">
            <text:p>2025-04</text:p>
          </table:table-cell>
          <table:table-cell office:value-type="float" office:value="-5000" calcext:value-type="float">
            <text:p>-5000</text:p>
          </table:table-cell>
          <table:table-cell/>
          <table:table-cell office:value-type="string" calcext:value-type="string">
            <text:p>Racc arts3c</text:p>
          </table:table-cell>
          <table:table-cell office:value-type="string" calcext:value-type="string">
            <text:p>still held by ptp 2025-04-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ap</text:p>
          </table:table-cell>
          <table:table-cell office:value-type="string" calcext:value-type="string">
            <text:p>2025-04</text:p>
          </table:table-cell>
          <table:table-cell office:value-type="float" office:value="-1454" calcext:value-type="float">
            <text:p>-1454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still held by ptp 2025-04-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c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string" calcext:value-type="string">
            <text:p>2025-05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string" calcext:value-type="string">
            <text:p>still held by ptp 2025-05-06</text:p>
          </table:table-cell>
          <table:table-cell table:number-columns-repeated="2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40:.C47])" office:value-type="float" office:value="-7480" calcext:value-type="float">
            <text:p>-7480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36];[.C48])" office:value-type="float" office:value="-6683.17" calcext:value-type="float">
            <text:p>-6683.1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 style:data-style-name="N2" text:time-value="14:05:40.7205090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20T14:06:16.684394489</dc:date>
    <meta:editing-duration>P6DT12H37M14S</meta:editing-duration>
    <meta:editing-cycles>660</meta:editing-cycles>
    <meta:generator>LibreOffice/25.2.2.2$Linux_X86_64 LibreOffice_project/520$Build-2</meta:generator>
    <meta:document-statistic meta:table-count="11" meta:cell-count="2460" meta:object-count="0"/>
  </office:meta>
</office:document-meta>
</file>